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a05" officeooo:paragraph-rsid="000e9a05"/>
    </style:style>
    <style:style style:name="P2" style:family="paragraph" style:parent-style-name="Standard">
      <style:text-properties officeooo:rsid="00102040" officeooo:paragraph-rsid="00102040"/>
    </style:style>
    <style:style style:name="P3" style:family="paragraph" style:parent-style-name="Standard">
      <style:text-properties officeooo:rsid="00102040" officeooo:paragraph-rsid="00102040" fo:background-color="transparent"/>
    </style:style>
    <style:style style:name="P4" style:family="paragraph" style:parent-style-name="Standard">
      <style:text-properties officeooo:rsid="00102040" officeooo:paragraph-rsid="00102040"/>
    </style:style>
    <style:style style:name="P5" style:family="paragraph" style:parent-style-name="Standard">
      <style:text-properties officeooo:rsid="00121b8e" officeooo:paragraph-rsid="00121b8e"/>
    </style:style>
    <style:style style:name="T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ish@harish-VirtualBox:~/ansible-tutorials/hello-world$ ls -ltr</text:p>
      <text:p text:style-name="P1">total 4</text:p>
      <text:p text:style-name="P1">-rw-rw-r-- 1 harish harish 15 Dec 21 17:01 hosts</text:p>
      <text:p text:style-name="P1">harish@harish-VirtualBox:~/ansible-tutorials/hello-world$ cat hosts </text:p>
      <text:p text:style-name="P1">192.168.56.100</text:p>
      <text:p text:style-name="P1">192.168.56.101</text:p>
      <text:p text:style-name="P1"/>
      <text:p text:style-name="P1">Running First Command:</text:p>
      <text:p text:style-name="P1"/>
      <text:p text:style-name="P1">harish@harish-VirtualBox:~/ansible-tutorials/hello-world$ ansible 192.168.56.101 -i /home/harish/ansible-tutorials/hello-world/hosts -u harish --ask-pass -m ping</text:p>
      <text:p text:style-name="P1"/>
      <text:p text:style-name="P1">Output:</text:p>
      <text:p text:style-name="P1">harish@harish-VirtualBox:~/ansible-tutorials/hello-world$ ansible 192.168.56.101 -i /home/harish/ansible-tutorials/hello-world/hosts -u harish --ask-pass -m ping</text:p>
      <text:p text:style-name="P1"/>
      <text:p text:style-name="P1">-i <text:s text:c="3"/>-&gt; <text:s text:c="2"/>Inventory file</text:p>
      <text:p text:style-name="P1">-m <text:s/>-&gt; <text:s text:c="2"/>Module Name</text:p>
      <text:p text:style-name="P1">-u <text:s text:c="2"/>-&gt; <text:s text:c="2"/>User Name</text:p>
      <text:p text:style-name="P1"/>
      <text:p text:style-name="P1"/>
      <text:p text:style-name="P1">Running ls command on remote host:</text:p>
      <text:p text:style-name="P1">harish@harish-VirtualBox:~/ansible-tutorials/hello-world$ ansible all -i /home/harish/ansible-tutorials/hello-world/hosts -u harish --ask-pass -m shell -a 'ls -ltr'SSH password: </text:p>
      <text:p text:style-name="P1">192.168.56.101 | SUCCESS | rc=0 &gt;&gt;</text:p>
      <text:p text:style-name="P1">total 48</text:p>
      <text:p text:style-name="P1">-rw-r--r-- 1 harish harish 8980 Dec <text:s/>4 22:35 examples.desktop</text:p>
      <text:p text:style-name="P1">drwxr-xr-x 2 harish harish 4096 Dec <text:s/>4 22:49 Videos</text:p>
      <text:p text:style-name="P1">drwxr-xr-x 2 harish harish 4096 Dec <text:s/>4 22:49 Templates</text:p>
      <text:p text:style-name="P1">drwxr-xr-x 2 harish harish 4096 Dec <text:s/>4 22:49 Public</text:p>
      <text:p text:style-name="P1">drwxr-xr-x 2 harish harish 4096 Dec <text:s/>4 22:49 Pictures</text:p>
      <text:p text:style-name="P1">drwxr-xr-x 2 harish harish 4096 Dec <text:s/>4 22:49 Music</text:p>
      <text:p text:style-name="P1">drwxr-xr-x 2 harish harish 4096 Dec <text:s/>4 22:59 Downloads</text:p>
      <text:p text:style-name="P1">drwxr-xr-x 3 harish harish 4096 Dec <text:s/>6 13:55 Desktop</text:p>
      <text:p text:style-name="P1">drwxr-xr-x 4 harish harish 4096 Dec <text:s/>6 15:22 Documents</text:p>
      <text:p text:style-name="P1">drwxrwxr-x 3 harish harish 4096 Dec 21 15:53 ansible-tutorials</text:p>
      <text:p text:style-name="P1"/>
      <text:p text:style-name="P1">192.168.56.100 | SUCCESS | rc=0 &gt;&gt;</text:p>
      <text:p text:style-name="P1">total 48</text:p>
      <text:p text:style-name="P1">-rw-r--r-- 1 harish harish 8980 Dec <text:s/>4 22:35 examples.desktop</text:p>
      <text:p text:style-name="P1">drwxr-xr-x 2 harish harish 4096 Dec <text:s/>4 22:49 Videos</text:p>
      <text:p text:style-name="P1">drwxr-xr-x 2 harish harish 4096 Dec <text:s/>4 22:49 Templates</text:p>
      <text:p text:style-name="P1">drwxr-xr-x 2 harish harish 4096 Dec <text:s/>4 22:49 Public</text:p>
      <text:p text:style-name="P1">drwxr-xr-x 2 harish harish 4096 Dec <text:s/>4 22:49 Pictures</text:p>
      <text:p text:style-name="P1">drwxr-xr-x 2 harish harish 4096 Dec <text:s/>4 22:49 Music</text:p>
      <text:p text:style-name="P1">drwxr-xr-x 2 harish harish 4096 Dec <text:s/>4 22:59 Downloads</text:p>
      <text:p text:style-name="P1">drwxr-xr-x 3 harish harish 4096 Dec <text:s/>6 13:55 Desktop</text:p>
      <text:p text:style-name="P1">drwxr-xr-x 4 harish harish 4096 Dec <text:s/>6 15:22 Documents</text:p>
      <text:p text:style-name="P1">drwxrwxr-x 3 harish harish 4096 Dec 21 15:53 ansible-tutorials</text:p>
      <text:p text:style-name="P1"/>
      <text:p text:style-name="P1"/>
      <text:p text:style-name="P1"/>
      <text:p text:style-name="P1"><text:soft-page-break/></text:p>
      <text:p text:style-name="P3">harish@harish-VirtualBox:~/ansible-tutorials/hello-world$ <text:span text:style-name="T1">ansible-playbook -i hosts first_playbook.yml -u harish -k</text:span></text:p>
      <text:p text:style-name="P2">SSH password: </text:p>
      <text:p text:style-name="P2"/>
      <text:p text:style-name="P2">PLAY ***************************************************************************</text:p>
      <text:p text:style-name="P2"/>
      <text:p text:style-name="P2">TASK [setup] *******************************************************************</text:p>
      <text:p text:style-name="P2">ok: [192.168.56.101]</text:p>
      <text:p text:style-name="P2"/>
      <text:p text:style-name="P2">TASK [debug] *******************************************************************</text:p>
      <text:p text:style-name="P2">ok: [192.168.56.101] =&gt; {</text:p>
      <text:p text:style-name="P2"><text:s text:c="4"/>"msg": "Installing nginx"</text:p>
      <text:p text:style-name="P2">}</text:p>
      <text:p text:style-name="P2"/>
      <text:p text:style-name="P2">TASK [debug] *******************************************************************</text:p>
      <text:p text:style-name="P2">ok: [192.168.56.101] =&gt; {</text:p>
      <text:p text:style-name="P2"><text:s text:c="4"/>"msg": "Installing PHP"</text:p>
      <text:p text:style-name="P2">}</text:p>
      <text:p text:style-name="P2"/>
      <text:p text:style-name="P2">PLAY ***************************************************************************</text:p>
      <text:p text:style-name="P2"/>
      <text:p text:style-name="P2">TASK [setup] *******************************************************************</text:p>
      <text:p text:style-name="P2">ok: [192.168.56.101]</text:p>
      <text:p text:style-name="P2"/>
      <text:p text:style-name="P2">TASK [debug] *******************************************************************</text:p>
      <text:p text:style-name="P2">ok: [192.168.56.101] =&gt; {</text:p>
      <text:p text:style-name="P2"><text:s text:c="4"/>"msg": "Installing MongoDB"</text:p>
      <text:p text:style-name="P2">}</text:p>
      <text:p text:style-name="P2"/>
      <text:p text:style-name="P2">PLAY RECAP *********************************************************************</text:p>
      <text:p text:style-name="P2">192.168.56.101 <text:s text:c="12"/>: ok=5 <text:s text:c="3"/>changed=0 <text:s text:c="3"/>unreachable=0 <text:s text:c="3"/>failed=0 </text:p>
      <text:p text:style-name="P2"/>
      <text:p text:style-name="P5">harish@harish-VirtualBox:~/ansible-tutorials/hello-world$ ansible-playbook -i hosts roles_ex_playbook.yml -u harish -k --ask-become-pass</text:p>
      <text:p text:style-name="P5">SSH password: </text:p>
      <text:p text:style-name="P5">SUDO password[defaults to SSH password]: </text:p>
      <text:p text:style-name="P5"/>
      <text:p text:style-name="P5">PLAY ***************************************************************************</text:p>
      <text:p text:style-name="P5"/>
      <text:p text:style-name="P5">TASK [setup] *******************************************************************</text:p>
      <text:p text:style-name="P5">ok: [192.168.56.101]</text:p>
      <text:p text:style-name="P5"/>
      <text:p text:style-name="P5">TASK [nginx : debug] ***********************************************************</text:p>
      <text:p text:style-name="P5">ok: [192.168.56.101] =&gt; {</text:p>
      <text:p text:style-name="P5"><text:s text:c="4"/>"msg": "In Nginx Role"</text:p>
      <text:p text:style-name="P5">}</text:p>
      <text:p text:style-name="P5"/>
      <text:p text:style-name="P5"><text:soft-page-break/>TASK [nginx : Install Nginx] ***************************************************</text:p>
      <text:p text:style-name="P5">ok: [192.168.56.101]</text:p>
      <text:p text:style-name="P5"/>
      <text:p text:style-name="P5">TASK [nginx : Make sure Nginx service is enabled.] *****************************</text:p>
      <text:p text:style-name="P5">ok: [192.168.56.101]</text:p>
      <text:p text:style-name="P5"/>
      <text:p text:style-name="P5">TASK [debug] *******************************************************************</text:p>
      <text:p text:style-name="P5">ok: [192.168.56.101] =&gt; {</text:p>
      <text:p text:style-name="P5"><text:s text:c="4"/>"msg": "Test from playbook"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7:32:48.851734532</meta:creation-date>
    <dc:date>2017-12-22T18:05:14.809841858</dc:date>
    <meta:editing-duration>PT2H4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79" meta:word-count="412" meta:character-count="3901" meta:non-whitespace-character-count="3497"/>
  </office:meta>
</office:document-meta>
</file>